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or PDF.</text:p>
      <text:p text:style-name="Text_20_body">Crowbook's purpose is to allow you to automatically generate multiple outputs formats from a book written in Markdown. Its main focus is novels, and the default settings should (hopefully) generate readable books with correct typography.</text:p>
      <text:h text:style-name="Heading_20_2">
Example</text:h>
      <text:p text:style-name="Text_20_body">To see what Crowbook's output looks like, you can read (a not-necessarily up-to-date version of) the Crowbook guide (containing this README.md file and additional documentation) rendered in <text:a xlink:type="simple" xlink:href="http://lise-henry.github.io/crowbook/book.html">HTML</text:a>, <text:a xlink:type="simple" xlink:href="http://lise-henry.github.io/crowbook/book.pdf">PDF</text:a> or <text:a xlink:type="simple" xlink:href="http://lise-henry.github.io/crowbook/book.epub">EPUB</text:a>.</text:p>
      <text:h text:style-name="Heading_20_2">
Installing</text:h>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more information see <text:a xlink:type="simple" xlink:href="book_exampl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text:a>.</text:p>
      <text:h text:style-name="Heading_20_2">
Current features</text:h>
      <text:h text:style-name="Heading_20_3">
Output formats</text:h>
      <text:p text:style-name="Text_20_body">Crowbook should correctly support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PDF output is a bit more tricky: it should work reasonably well for novels (the primary target of Crowbook), but <text:span text:style-name="Preformatted_20_Text">pdflatex</text:span> might occasionally choke on some "weird" unicode character. See the example book rendered in <text:a xlink:type="simple" xlink:href="http://lise-henry.github.io/crowbook/book.pdf">PDF</text:a> on github.io.</text:p>
      <text:p text:style-name="Text_20_body">ODT output is currently experimental at best. It might work with very basic formatting but still needs a <text:span text:style-name="T1">lot</text:span> of work. You can still see the example book rendered in <text:a xlink:type="simple" xlink:href="http://lise-henry.github.io/crowbook/book.odt">ODT</text:a> on github.io to have an idea of the current status for this output format.</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 E.g., the following Markdown file:</text:p>
      <text:p text:style-name="Text_20_Body">---
author: John Doe
title: A book

output.html: book.html
---

This is a very tiny book!
</text:p>
      <text:p text:style-name="Text_20_body">can be processed with <text:span text:style-name="Preformatted_20_Text">crowbook --single foo.md</text:span> or <text:span text:style-name="Preformatted_20_Text">crowbook -s foo.md</text:span> to produce the <text:span text:style-name="Preformatted_20_Text">book.html</text:span> file. This is useful for short texts that typically only contain one "chapter".</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You can look at the generated documentation on <text:a xlink:type="simple" xlink:href="https://docs.rs/releases/search?query=crowbook">docs.rs</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s a list of arguments:</text:p>
      <text:p text:style-name="Text_20_Body">Render a markdown book in Epub, PDF or HTML.

USAGE:
 crowbook [FLAGS] [OPTIONS] [--] [BOOK]

FLAGS:
 -h, --help Prints help information
 -l, --list-options Lists all possible option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 [values: epub, pdf, html, tex, odt]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options allows to pass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Note that by default, using <text:span text:style-name="Preformatted_20_Text">--single</text:span> sets the <text:span text:style-name="Preformatted_20_Text">tex.short</text:span> option to <text:span text:style-name="Preformatted_20_Text">true</text:span>, using the LaTeX class of <text:span text:style-name="Preformatted_20_Text">article</text:span> instead of <text:span text:style-name="Preformatted_20_Text">book</text:span>.</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book_exampl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
      <text:h text:style-name="Heading_20_3">
Misc options</text:h>
      <text:list>
        <text:list-item>
          <text:p><text:span text:style-name="T2"><text:span text:style-name="Preformatted_20_Text">numbering_template</text:span></text:span><text:list>
<text:list-item>
<text:p><text:span text:style-name="T2">type</text:span>: string</text:p></text:list-item><text:list-item>
<text:p><text:span text:style-name="T2">default value</text:span>: <text:span text:style-name="Preformatted_20_Text">"{{number}}. {{title}}"</text:span></text:p></text:list-item><text:list-item>
<text:p>Format of numbered titles</text:p></text:list-item></text:list>
</text:p>
        </text:list-item>
        <text:list-item>
          <text:p><text:span text:style-name="T2"><text:span text:style-name="Preformatted_20_Text">numbering</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display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use_initials</text:span></text:span><text:list>
<text:list-item>
<text:p><text:span text:style-name="T2">type</text:span>: boolean</text:p></text:list-item><text:list-item>
<text:p><text:span text:style-name="T2">default value</text:span>: <text:span text:style-name="Preformatted_20_Text">false</text:span></text:p></text:list-item><text:list-item>
<text:p>Use initals ('lettrines') for first letter of a chapter (experimental)</text:p></text:list-item></text:list>
</text:p>
        </text:list-item>
        <text:list-item>
          <text:p><text:span text:style-name="T2"><text:span text:style-name="Preformatted_20_Text">toc_name</text:span></text:span><text:list>
<text:list-item>
<text:p><text:span text:style-name="T2">type</text:span>: string</text:p></text:list-item><text:list-item>
<text:p><text:span text:style-name="T2">default value</text:span>: <text:span text:style-name="Preformatted_20_Text">Table of contents</text:span></text:p></text:list-item><text:list-item>
<text:p>Name of the table of contents if it is displayed in document</text:p></text:list-item></text:list>
</text:p>
        </text:list-item>
        <text:list-item>
          <text:p><text:span text:style-name="T2"><text:span text:style-name="Preformatted_20_Text">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item>
          <text:p><text:span text:style-name="T2"><text:span text:style-name="Preformatted_20_Text">import_config</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path</text:p></text:list-item><text:list-item>
<text:p><text:span text:style-name="T2">default value</text:span>: <text:span text:style-name="Preformatted_20_Text">not set</text:span></text:p></text:list-item><text:list-item>
<text:p>Set another highlight.js version than the included one</text:p></text:list-item></text:list>
</text:p>
        </text:list-item>
        <text:list-item>
          <text:p><text:span text:style-name="T2"><text:span text:style-name="Preformatted_20_Text">html.highlight.css</text:span></text:span><text:list>
<text:list-item>
<text:p><text:span text:style-name="T2">type</text:span>: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template</text:span></text:span><text:list>
<text:list-item>
<text:p><text:span text:style-name="T2">type</text:span>: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print_css</text:span></text:span><text:list>
<text:list-item>
<text:p><text:span text:style-name="T2">type</text:span>: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display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option to display all)</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top</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rowbook_link</text:span></text:span><text:list>
<text:list-item>
<text:p><text:span text:style-name="T2">type</text:span>: boolean</text:p></text:list-item><text:list-item>
<text:p><text:span text:style-name="T2">default value</text:span>: <text:span text:style-name="Preformatted_20_Text">false</text:span></text:p></text:list-item><text:list-item>
<text:p>Display a 'Generated by crowbook' at the end of the document</text:p></text:list-item></text:list>
</text:p>
        </text:list-item>
      </text:list>
      <text:h text:style-name="Heading_20_3">
Multifile HTML options</text:h>
      <text:list>
        <text:list-item>
          <text:p><text:span text:style-name="T2"><text:span text:style-name="Preformatted_20_Text">html_dir.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_dir.css</text:span></text:span><text:list>
<text:list-item>
<text:p><text:span text:style-name="T2">type</text:span>: path</text:p></text:list-item><text:list-item>
<text:p><text:span text:style-name="T2">default value</text:span>: <text:span text:style-name="Preformatted_20_Text">not set</text:span></text:p></text:list-item><text:list-item>
<text:p>Path of a CSS template</text:p></text:list-item></text:list>
</text:p>
        </text:list-item>
        <text:list-item>
          <text:p><text:span text:style-name="T2"><text:span text:style-name="Preformatted_20_Text">html_dir.index.html</text:span></text:span><text:list>
<text:list-item>
<text:p><text:span text:style-name="T2">type</text:span>: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template</text:span></text:span><text:list>
<text:list-item>
<text:p><text:span text:style-name="T2">type</text:span>: path</text:p></text:list-item><text:list-item>
<text:p><text:span text:style-name="T2">default value</text:span>: <text:span text:style-name="Preformatted_20_Text">not set</text:span></text:p></text:list-item><text:list-item>
<text:p>Path of an xhtml template for each chapter</text:p></text:list-item></text:list>
</text:p>
        </text:list-item>
      </text:list>
      <text:h text:style-name="Heading_20_3">
LaTeX options</text:h>
      <text:list>
        <text:list-item>
          <text:p><text:span text:style-name="T2"><text:span text:style-name="Preformatted_20_Text">tex.short</text:span></text:span><text:list>
<text:list-item>
<text:p><text:span text:style-name="T2">type</text:span>: boolean</text:p></text:list-item><text:list-item>
<text:p><text:span text:style-name="T2">default value</text:span>: <text:span text:style-name="Preformatted_20_Text">false</text:span></text:p></text:list-item><text:list-item>
<text:p>Use article class instead of book, and the default <text:span text:style-name="Preformatted_20_Text">\maketitle</text:span> command</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path</text:p></text:list-item><text:list-item>
<text:p><text:span text:style-name="T2">default value</text:span>: <text:span text:style-name="Preformatted_20_Text">not set</text:span></text:p></text:list-item><text:list-item>
<text:p>Path of a LaTeX template file</text:p></text:list-item></text:list>
</text:p>
        </text:list-item>
      </text:list>
      <text:h text:style-name="Heading_20_3">
Advanced options</text:h>
      <text:list>
        <text:list-item>
          <text:p><text:span text:style-name="T2"><text:span text:style-name="Preformatted_20_Text">enable_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item>
          <text:p><text:span text:style-name="T2"><text:span text:style-name="Preformatted_20_Text">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autoclean</text:span></text:span><text:list>
<text:list-item>
<text:p><text:span text:style-name="T2">type</text:span>: boolean</text:p></text:list-item><text:list-item>
<text:p><text:span text:style-name="T2">default value</text:span>: <text:span text:style-name="Preformatted_20_Text">true</text:span></text:p></text:list-item><text:list-item>
<text:p>Toggle cleaning of input markdown according to lang</text:p></text:list-item></text:list>
</text:p>
        </text:list-item>
        <text:list-item>
          <text:p><text:span text:style-name="T2"><text:span text:style-name="Preformatted_20_Text">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
      <text:h text:style-name="Heading_20_3">
Resources option</text:h>
      <text:list>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 useful for including additional fonts</text:p></text:list-item></text:list>
</text:p>
        </text:list-item>
      </text:list>
      <text:h text:style-name="Heading_20_3">
Deprecated options</text:h>
      <text:list>
        <text:list-item>
          <text:p><text:span text:style-name="T2"><text:span text:style-name="Preformatted_20_Text">base_path</text:span></text:span><text:list>
<text:list-item>
<text:p><text:span text:style-name="T2">type</text:span>: DEPRECATED</text:p></text:list-item><text:list-item>
<text:p><text:span text:style-name="T2">default value</text:span>: <text:span text:style-name="Preformatted_20_Text">resources.base_path</text:span></text:p></text:list-item><text:list-item>
<text:p>Renamed</text:p></text:list-item></text:list>
</text:p>
        </text:list-item>
        <text:list-item>
          <text:p><text:span text:style-name="T2"><text:span text:style-name="Preformatted_20_Text">base_path.links</text:span></text:span><text:list>
<text:list-item>
<text:p><text:span text:style-name="T2">type</text:span>: DEPRECATED</text:p></text:list-item><text:list-item>
<text:p><text:span text:style-name="T2">default value</text:span>: <text:span text:style-name="Preformatted_20_Text">resources.base_path.links</text:span></text:p></text:list-item><text:list-item>
<text:p>Renamed</text:p></text:list-item></text:list>
</text:p>
        </text:list-item>
        <text:list-item>
          <text:p><text:span text:style-name="T2"><text:span text:style-name="Preformatted_20_Text">base_path.images</text:span></text:span><text:list>
<text:list-item>
<text:p><text:span text:style-name="T2">type</text:span>: DEPRECATED</text:p></text:list-item><text:list-item>
<text:p><text:span text:style-name="T2">default value</text:span>: <text:span text:style-name="Preformatted_20_Text">resources.base_path.images</text:span></text:p></text:list-item><text:list-item>
<text:p>Renamed</text:p></text:list-item></text:list>
</text:p>
        </text:list-item>
        <text:list-item>
          <text:p><text:span text:style-name="T2"><text:span text:style-name="Preformatted_20_Text">side_notes</text:span></text:span><text:list>
<text:list-item>
<text:p><text:span text:style-name="T2">type</text:span>: DEPRECATED</text:p></text:list-item><text:list-item>
<text:p><text:span text:style-name="T2">default value</text:span>: <text:span text:style-name="Preformatted_20_Text">html.side_notes</text:span></text:p></text:list-item><text:list-item>
<text:p>Renamed</text:p></text:list-item></text:list>
</text:p>
        </text:list-item>
        <text:list-item>
          <text:p><text:span text:style-name="T2"><text:span text:style-name="Preformatted_20_Text">nb_char</text:span></text:span><text:list>
<text:list-item>
<text:p><text:span text:style-name="T2">type</text:span>: DEPRECATED</text:p></text:list-item><text:list-item>
<text:p><text:span text:style-name="T2">default value</text:span>: <text:span text:style-name="Preformatted_20_Text">not set</text:span></text:p></text:list-item><text:list-item>
<text:p>Removed</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a number, a string is, well, any string). The <text:span text:style-name="Preformatted_20_Text">path</text:span> type might puzzle you a bit, but it's equivalent to a string, except Crowbook will consider it relatively to the book file.</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h text:style-name="Heading_20_3">
Resources options</text:h>
      <text:p text:style-name="Text_20_body">These two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path</text:h>
      <text:p text:style-name="Text_20_body">This option determine where (in which directory), <text:span text:style-name="T1">in the resulting document</text:span>, will those files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in the same directory than the <text:span text:style-name="Preformatted_20_Text">.book</text:span> file,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1">
4. Templates</text:h>
      <text:h text:style-name="Heading_20_2">
List of templates</text:h>
      <text:p text:style-name="Text_20_body">Crowbook allows the user to specify a number of templates. Some of them, though are not "real" templates, they are just files that are inserted, but can't contain mustache tags. This will probably evolve in future versions.</text:p>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_singl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_single.html</text:h>
      <text:p text:style-name="Text_20_body">The main template for standalone HTML renderer.</text:p>
      <text:h text:style-name="Heading_20_3">
html_dir.chapter.html</text:h>
      <text:p text:style-name="Text_20_body">The main template for multiple files HTML renderer. It is the template for rendering each chapter.</text:p>
      <text:h text:style-name="Heading_20_3">
html_dir.index.html</text:h>
      <text:p text:style-name="Text_20_body">The template used by multiple files HTML renderer to render the <text:span text:style-name="Preformatted_20_Text">index.html</text:span> file.</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2">
Create a new template</text:h>
      <text:h text:style-name="Heading_20_3">
&lt;text:span text:style-name="Preformatted_20_Text"&gt;--print-template&lt;/text:span&gt; argument</text:h>
      <text:h text:style-name="Heading_20_3">
Mustache syntax</text:h>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an be useful for custom metadata or for fields like <text:span text:style-name="Preformatted_20_Text">description</text:span>).</text:p>
      <text:h text:style-name="Heading_20_3">
Localisation strings</text:h>
      <text:p text:style-name="Text_20_body">For all templates, Crowbook also exports some localisation strings.</text:p>
      <text:h text:style-name="Heading_20_3">
Template-dependent values</text:h>
      <text:p text:style-name="Text_20_body">Crowbook also exports some additional fields for some templates, see below.</text:p>
      <text:h text:style-name="Heading_20_1">
ChangeLog</text:h>
      <text:h text:style-name="Heading_20_2">
unreleased</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
</text:p>
        </text:list-item>
        <text:list-item>
          <text:p>Crowbook program:<text:list>
<text:list-item>
<text:p>Still working to improve error messag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